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154.09mm"/>
    </style:style>
    <style:style style:name="co4" style:family="table-column">
      <style:table-column-properties fo:break-before="auto" style:column-width="345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62mm" fo:break-before="auto" style:use-optimal-row-height="false"/>
    </style:style>
    <style:style style:name="ro2" style:family="table-row">
      <style:table-row-properties style:row-height="10.16mm" fo:break-before="auto" style:use-optimal-row-height="false"/>
    </style:style>
    <style:style style:name="ro3" style:family="table-row">
      <style:table-row-properties style:row-height="9.31mm" fo:break-before="auto" style:use-optimal-row-height="false"/>
    </style:style>
    <style:style style:name="ro4" style:family="table-row">
      <style:table-row-properties style:row-height="13.97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11.22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 style:data-style-name="N30"/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参与人</text:p>
          </table:table-cell>
          <table:table-cell office:value-type="string" calcext:value-type="string">
            <text:p>任务</text:p>
          </table:table-cell>
          <table:table-cell office:value-type="string" calcext:value-type="string">
            <text:p>结果</text:p>
          </table:table-cell>
        </table:table-row>
        <table:table-row table:style-name="ro2">
          <table:table-cell office:value-type="string" calcext:value-type="string">
            <text:p>5月14日-5月19日</text:p>
          </table:table-cell>
          <table:table-cell office:value-type="string" calcext:value-type="string">
            <text:p>于淑新，刘林微</text:p>
          </table:table-cell>
          <table:table-cell office:value-type="string" calcext:value-type="string">
            <text:p>搜查合适的数据集并下载．对数据集压缩包进行整理，对数据集进行划分,处理．</text:p>
          </table:table-cell>
          <table:table-cell office:value-type="string" calcext:value-type="string">
            <text:p>下载了HWDB1.1trn_gnt，HWDB1.1tst_gnt数据集．数据划分为训练集和数据集．对数据集中的数据转化为.png图片，并将每类别的文件名改为数字标签．</text:p>
          </table:table-cell>
        </table:table-row>
        <table:table-row table:style-name="ro3">
          <table:table-cell office:value-type="string" calcext:value-type="string">
            <text:p>5月21日-5月25日</text:p>
          </table:table-cell>
          <table:table-cell office:value-type="string" calcext:value-type="string">
            <text:p>于淑新，刘林微</text:p>
          </table:table-cell>
          <table:table-cell office:value-type="string" calcext:value-type="string">
            <text:p>1.搜集模型资料，进行学习　2.搭建模型　3.搜集手写web端资料，学习　4.利用Flask搭建web端</text:p>
          </table:table-cell>
          <table:table-cell table:style-name="ce2" office:value-type="string" calcext:value-type="string">
            <text:p>1.于淑新：对相关函数进行学习，用tensorflow搭建模型．2.刘林微：学习jQuery，css, js．搭建web端初级样板．</text:p>
          </table:table-cell>
        </table:table-row>
        <table:table-row table:style-name="ro3">
          <table:table-cell office:value-type="string" calcext:value-type="string">
            <text:p>5月28-6月1日</text:p>
          </table:table-cell>
          <table:table-cell office:value-type="string" calcext:value-type="string">
            <text:p>于淑新，刘林微</text:p>
          </table:table-cell>
          <table:table-cell office:value-type="string" calcext:value-type="string">
            <text:p>1.训练模型　2.修正模型　3.设计ＵＩ．编写static文件</text:p>
          </table:table-cell>
          <table:table-cell office:value-type="string" calcext:value-type="string">
            <text:p>1.于淑新：训练模型，结果不只大到0.7多．不理想．查找原因，修改细节．再次训练．　2.刘林微:设计ＵＩ，编写Ｗｅｂ界面，可在web端用鼠标书写文字．并有清楚，识别功能键．</text:p>
          </table:table-cell>
        </table:table-row>
        <table:table-row table:style-name="ro4">
          <table:table-cell office:value-type="string" calcext:value-type="string">
            <text:p>6月4日-6月8日</text:p>
          </table:table-cell>
          <table:table-cell office:value-type="string" calcext:value-type="string">
            <text:p>于淑新，刘林微</text:p>
          </table:table-cell>
          <table:table-cell office:value-type="string" calcext:value-type="string">
            <text:p>1.学习Resnet,修改模型　2.将3755类汉字全部手动编写到txt文件．</text:p>
          </table:table-cell>
          <table:table-cell office:value-type="string" calcext:value-type="string">
            <text:p>1.于淑新：学习Ｒｅｓｎｅｔ，用Resnet50的结构搭建模型，用resnet 的Model对模型进行保存　2.于淑新，刘林微：将3755类汉字全部手动编写到txt文件．</text:p>
          </table:table-cell>
        </table:table-row>
        <table:table-row table:style-name="ro5">
          <table:table-cell table:style-name="ce1" office:value-type="string" calcext:value-type="string">
            <text:p>6月11日-6月15日</text:p>
          </table:table-cell>
          <table:table-cell office:value-type="string" calcext:value-type="string">
            <text:p>于淑新，刘林微</text:p>
          </table:table-cell>
          <table:table-cell office:value-type="string" calcext:value-type="string">
            <text:p>1.训练模型　2.修正模型　3.加载保存的模型，实现识别功能</text:p>
          </table:table-cell>
          <table:table-cell office:value-type="string" calcext:value-type="string">
            <text:p>1.于淑新：训练模型，结果达到0.9多，修改模型准确率挺高．2.刘林微：成功加载模型，在识别图片中报错，修改预测文件．</text:p>
          </table:table-cell>
        </table:table-row>
        <table:table-row table:style-name="ro6">
          <table:table-cell office:value-type="string" calcext:value-type="string">
            <text:p>6月18日-6月22日</text:p>
          </table:table-cell>
          <table:table-cell office:value-type="string" calcext:value-type="string">
            <text:p>于淑新，刘林微</text:p>
          </table:table-cell>
          <table:table-cell office:value-type="string" calcext:value-type="string">
            <text:p>1.修改模型　2.训练模型　3.完成手写汉字识别</text:p>
          </table:table-cell>
          <table:table-cell office:value-type="string" calcext:value-type="string">
            <text:p>1.于淑新：修改模型保存方式，对数据集进行旋转，水平偏移，数值偏移预处理．进行训练，正确率提升．2.对生成图片进行预处理，利用model.predict()进行预测．已完成手写汉字识别功能　3.测试手写字体可识别</text:p>
          </table:table-cell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08:03:12.157896020</meta:creation-date>
    <dc:date>2018-06-29T09:08:11.500257183</dc:date>
    <meta:editing-duration>PT51M54S</meta:editing-duration>
    <meta:editing-cycles>9</meta:editing-cycles>
    <meta:generator>LibreOffice/5.1.6.2$Linux_X86_64 LibreOffice_project/10m0$Build-2</meta:generator>
    <meta:document-statistic meta:table-count="1" meta:cell-count="28" meta:object-count="0"/>
  </office:meta>
</office:document-meta>
</file>